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helvetica" svg:font-family="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71d" officeooo:paragraph-rsid="0013171d"/>
    </style:style>
    <style:style style:name="P2" style:family="paragraph" style:parent-style-name="Standard">
      <style:text-properties officeooo:paragraph-rsid="0013171d"/>
    </style:style>
    <style:style style:name="P3" style:family="paragraph" style:parent-style-name="Standard">
      <style:text-properties officeooo:paragraph-rsid="0015089d"/>
    </style:style>
    <style:style style:name="P4" style:family="paragraph" style:parent-style-name="Standard">
      <style:text-properties officeooo:rsid="0015089d" officeooo:paragraph-rsid="0015089d"/>
    </style:style>
    <style:style style:name="P5" style:family="paragraph" style:parent-style-name="Standard">
      <style:text-properties officeooo:rsid="0015f20c" officeooo:paragraph-rsid="0015f20c"/>
    </style:style>
    <style:style style:name="P6" style:family="paragraph" style:parent-style-name="Standard">
      <style:text-properties officeooo:paragraph-rsid="0015f20c"/>
    </style:style>
    <style:style style:name="P7" style:family="paragraph" style:parent-style-name="Standard">
      <style:text-properties officeooo:rsid="00168879" officeooo:paragraph-rsid="00168879"/>
    </style:style>
    <style:style style:name="T1" style:family="text">
      <style:text-properties officeooo:rsid="0013171d"/>
    </style:style>
    <style:style style:name="T2" style:family="text">
      <style:text-properties officeooo:rsid="0015089d"/>
    </style:style>
    <style:style style:name="T3" style:family="text">
      <style:text-properties officeooo:rsid="0015f20c"/>
    </style:style>
    <style:style style:name="T4" style:family="text">
      <style:text-properties officeooo:rsid="00168879"/>
    </style:style>
    <style:style style:name="T5" style:family="text">
      <style:text-properties officeooo:rsid="0016dd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італій Коломієць </text:p>
      <text:p text:style-name="P1">web developer</text:p>
      <text:p text:style-name="P1">[Viber logo] +38 063 2209770<text:tab/><text:a xlink:type="simple" xlink:href="mailto:vitaljan@gmail.com" text:style-name="Internet_20_link" text:visited-style-name="Visited_20_Internet_20_Link">vitaljan@gmail.com</text:a></text:p>
      <text:p text:style-name="P7">[Написати мені, telegram <text:span text:style-name="T5">форма</text:span>]</text:p>
      <text:p text:style-name="P1"/>
      <text:p text:style-name="P1">- Програмуванням захоплююсь з 15 років</text:p>
      <text:p text:style-name="P1">- Перший прибуток в it отримав у 9 класі середньої школи</text:p>
      <text:p text:style-name="P1">- Перший комерційний досвід — фізфак університету ім.Шевченка. Самостійно розробив комплекс введення та друку кирілічних символів, драйвери відеосистеми та клавіатури, текстовий редактор для наукових текстів <text:span text:style-name="T4">та інше</text:span> (Turbo-pascal, Assembler)</text:p>
      <text:p text:style-name="P1">[scrolling listing image]</text:p>
      <text:p text:style-name="P2"><text:span text:style-name="T1">- Пізніше зробив успішну кар’єру у сфері продажів, </text:span><text:span text:style-name="T2">яку закінчив на посаді керівника комерційного відділу.</text:span></text:p>
      <text:p text:style-name="P3">- <text:span text:style-name="T2">Впродовж роботи в продажах, програмування лишалось моїм хобі. У 2003 році створив свій перший web-сайт на HTML </text:span><text:span text:style-name="T3">для свого відділу продажів. </text:span><text:span text:style-name="T2">Самостійно розробив систему <text:s/>CRM та управлінського обліку, яка дозволила повністю відмовитись від 1С для відділу продажів, </text:span><text:span text:style-name="T3">філіалу, </text:span><text:span text:style-name="T2">виробництва </text:span><text:span text:style-name="T3">та </text:span><text:span text:style-name="T2">відділу </text:span><text:span text:style-name="T3">зовнішньо-економічної діяльності</text:span><text:span text:style-name="T2">. Впровадив в 4-х компаніях, де працював. Отримав значний досвід БД та SQL.</text:span></text:p>
      <text:p text:style-name="P4">[slider ms access]</text:p>
      <text:p text:style-name="P3">- <text:span text:style-name="T2">Військове волонтерство 2014-2017рр. Поставило хрест на моїй кар’єрі в комерційній сфері.</text:span></text:p>
      <text:p text:style-name="P3">- <text:span text:style-name="T2">Було обране рішення поновити знання та повернутись в it.</text:span></text:p>
      <text:p text:style-name="P3">- <text:span text:style-name="T2">Впродовж 2018-19р. Навчався в комп’ютерній академії “Шаг” за фахом “Розробка і просування web-проектів”, паралельно працюючи в таксі та виховуючи дітей.</text:span></text:p>
      <text:p text:style-name="P4">[диплом шаг], fade-in до 90%width по кліку, fade-out по кліку на (Х).</text:p>
      <text:p text:style-name="P4">- <text:span text:style-name="T3">Мій перший проект, розроблений впродовж навчання:</text:span></text:p>
      <text:p text:style-name="P5">[slider]</text:p>
      <text:p text:style-name="P5">Замовник — видавництво “Бак”, м.Львів. PHP, MySQL, JS, AJAX (fetch). Усі модулі самописні. Реалізовано авторизацію для адміну, редагування контенту, завантаження зображень.</text:p>
      <text:p text:style-name="P5">[github]</text:p>
      <text:p text:style-name="P5">- Наступний проект:</text:p>
      <text:p text:style-name="P6"><text:span text:style-name="T3">[</text:span><text:span text:style-name="T4">IMG</text:span><text:span text:style-name="T3">], [link]</text:span></text:p>
      <text:p text:style-name="Standard">Замовник - World's Finest Wines, LLC, Greensboro, USA. Нативний JS.</text:p>
      <text:p text:style-name="Standard">Усі компоненти (анімація, слайдери, скроли) самописні. Особливо мені подобається розділ “Explore our wines”.</text:p>
      <text:p text:style-name="Standard">- <text:span text:style-name="T4">Розробив ще декілька невеликих проектів для приватних замовників, яких знаходив через особисті контакти.</text:span></text:p>
      <text:p text:style-name="Standard">- <text:span text:style-name="T4">Мій перший React проект:</text:span></text:p>
      <text:p text:style-name="Standard">- <text:span text:style-name="T4">Тестове завдання по React:</text:span></text:p>
      <text:p text:style-name="Standard">- <text:s/><text:span text:style-name="T4">А цю гру я зробив для своїх дітей)</text:span></text:p>
      <text:p text:style-name="Standard">- <text:span text:style-name="T4">А це приклад програмування простої логіки:</text:span></text:p>
      <text:p text:style-name="P7">Спробуйте перемогти “Експерта”, я навмисно залишив таку можливість)</text:p>
      <text:p text:style-name="P7"/>
      <text:p text:style-name="P7">Тепер лишається [Запросити мене на співбесіду]</text:p>
      <text:p text:style-name="P7">або заповнити форму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helvetica" svg:font-family="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3T11:58:36.825626116</meta:creation-date>
    <dc:date>2021-06-16T17:53:09.086982876</dc:date>
    <meta:editing-duration>P3DT4H49M4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1" meta:word-count="305" meta:character-count="2186" meta:non-whitespace-character-count="1907"/>
  </office:meta>
</office:document-meta>
</file>